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!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MH,K,S,kD,LL,PH*,ZH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ML,K,LH,MH,PH*,PL*,ZL,LL,kD,TL,TH,reg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K,kD2,PH*,PL*,LH,LL,MH,ML,ZL,D,TL,TH,reg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0,-2,mA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B,mem,memz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B,mL,^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0,1,mCi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0:07:57.17827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3-12-29T16:28:43.780622853</dc:date>
    <meta:editing-duration>P1DT1H13M43S</meta:editing-duration>
    <meta:editing-cycles>61</meta:editing-cycles>
    <meta:generator>LibreOffice/7.0.4.2$Linux_X86_64 LibreOffice_project/00$Build-2</meta:generator>
    <meta:document-statistic meta:table-count="1" meta:cell-count="1620" meta:object-count="0"/>
  </office:meta>
</office:document-meta>
</file>